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5"/>
    <style:style style:name="P152" style:family="paragraph" style:parent-style-name="Standard" style:list-style-name="L146"/>
    <style:style style:name="P153" style:family="paragraph" style:parent-style-name="Standard" style:list-style-name="L147"/>
    <style:style style:name="P154" style:family="paragraph" style:parent-style-name="Standard" style:list-style-name="L148"/>
    <style:style style:name="P155" style:family="paragraph" style:parent-style-name="Standard" style:list-style-name="L149"/>
    <style:style style:name="P156" style:family="paragraph" style:parent-style-name="Standard" style:list-style-name="L150"/>
    <style:style style:name="P157" style:family="paragraph" style:parent-style-name="Standard" style:list-style-name="L151"/>
    <style:style style:name="P158" style:family="paragraph" style:parent-style-name="Standard" style:list-style-name="L152"/>
    <style:style style:name="P159" style:family="paragraph" style:parent-style-name="Standard" style:list-style-name="L153"/>
    <style:style style:name="P160" style:family="paragraph" style:parent-style-name="Standard" style:list-style-name="L154"/>
    <style:style style:name="P161" style:family="paragraph" style:parent-style-name="Standard" style:list-style-name="L156"/>
    <style:style style:name="P162" style:family="paragraph" style:parent-style-name="Standard" style:list-style-name="L155">
      <style:paragraph-properties fo:margin-left="0.9846in" fo:margin-right="0in" fo:text-indent="0in" style:auto-text-indent="false">
        <style:tab-stops/>
      </style:paragraph-properties>
    </style:style>
    <style:style style:name="P163" style:family="paragraph" style:parent-style-name="Text_20_body" style:list-style-name="L24"/>
    <style:style style:name="P164" style:family="paragraph" style:parent-style-name="Text_20_body" style:list-style-name="L33"/>
    <style:style style:name="P165" style:family="paragraph" style:parent-style-name="Text_20_body" style:list-style-name="L72">
      <style:text-properties style:font-name="ArialMT" fo:font-size="12pt"/>
    </style:style>
    <style:style style:name="P166" style:family="paragraph" style:parent-style-name="Text_20_body" style:list-style-name="L33">
      <style:paragraph-properties fo:margin-top="0.111in" fo:margin-bottom="0.111in"/>
    </style:style>
    <style:style style:name="P167" style:family="paragraph" style:parent-style-name="Text_20_body" style:list-style-name="L33">
      <style:paragraph-properties fo:margin-top="0.111in" fo:margin-bottom="0.111in"/>
      <style:text-properties fo:color="#000000"/>
    </style:style>
    <style:style style:name="P168" style:family="paragraph" style:parent-style-name="Text_20_body" style:list-style-name="L33">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5.4</text:p>
      <text:list xml:id="list6571844242580309745" text:style-name="L156">
        <text:list-item>
          <text:p text:style-name="P161">cleans up the the first bin of the False-Positive histogram <text:line-break/></text:p>
        </text:list-item>
      </text:list>
      <text:p text:style-name="Standard">version 4.5.3</text:p>
      <text:list xml:id="list302326131059525952" text:style-name="L1">
        <text:list-item>
          <text:p text:style-name="P9">adds an option to validate a single point event to the Analysis tab. It uses the false-positive test procedure to determine if the selected point had a non-zero chance to have been caused by baseline noise alone.<text:line-break/></text:p>
        </text:list-item>
      </text:list>
      <text:p text:style-name="Standard">version 4.5.2</text:p>
      <text:list xml:id="list4046120675413224303" text:style-name="L2">
        <text:list-item>
          <text:p text:style-name="P10">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2976597886834744273" text:style-name="L3">
        <text:list-item>
          <text:p text:style-name="P11">fixes a bug introduced with the NE3 code changes that inhibited sub-frame timing adjustments.<text:line-break/></text:p>
        </text:list-item>
      </text:list>
      <text:p text:style-name="Standard">version 4.4.9</text:p>
      <text:list xml:id="list8685111418732176947" text:style-name="L4">
        <text:list-item>
          <text:p text:style-name="P12">fixed yet another manisfestation of the bug introduced in version 4.2.1</text:p>
        </text:list-item>
      </text:list>
      <text:p text:style-name="Standard">version 4.4.8</text:p>
      <text:list xml:id="list598227377214184252" text:style-name="L5">
        <text:list-item>
          <text:p text:style-name="P13">fixed another manifestation of the bug introduced in version 4.2.1<text:line-break/></text:p>
        </text:list-item>
      </text:list>
      <text:p text:style-name="Standard">version 4.4.7</text:p>
      <text:list xml:id="list3160142506306391237" text:style-name="L6">
        <text:list-item>
          <text:p text:style-name="P14">fixes a bug introduced in version 4.2.1 (February 8, 2022) that caused D values to be calculated as occurring 1 reading early<text:line-break/></text:p>
        </text:list-item>
      </text:list>
      <text:p text:style-name="Standard">version 4.4.5</text:p>
      <text:list xml:id="list2409741336021764188" text:style-name="L7">
        <text:list-item>
          <text:p text:style-name="P15">added a checkbox to enable selection of whether or not the camera response curve is shown on the lightcurve plot<text:line-break/></text:p>
        </text:list-item>
      </text:list>
      <text:p text:style-name="Standard">version 4.4.4</text:p>
      <text:list xml:id="list5903331829604133787" text:style-name="L8">
        <text:list-item>
          <text:p text:style-name="P16">detectability and normalization activities are written to dedicated log files:<text:line-break/> <text:s text:c="3"/>*.detectability.PYOTE.log<text:line-break/> <text:s text:c="3"/>*.normalization.PYOTE.log<text:line-break/></text:p>
        </text:list-item>
      </text:list>
      <text:p text:style-name="Standard">version 4.3.8</text:p>
      <text:list xml:id="list4674833581513441332" text:style-name="L9">
        <text:list-item>
          <text:p text:style-name="P17">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541854496749108863" text:style-name="L10">
        <text:list-item>
          <text:p text:style-name="P18">removed the Pearson R metric – it was confusing and ineffective compared to the simple standard deviation metric<text:line-break/></text:p>
        </text:list-item>
        <text:list-item>
          <text:p text:style-name="P18">made it possible to select the points of the normalized target lightcurve to be included <text:soft-page-break/>in the std metric<text:line-break/></text:p>
        </text:list-item>
      </text:list>
      <text:p text:style-name="Standard">version 4.3.6</text:p>
      <text:list xml:id="list4265212799726705184" text:style-name="L11">
        <text:list-item>
          <text:p text:style-name="P19">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7882878283709756697" text:style-name="L12">
        <text:list-item>
          <text:p text:style-name="P20">made the 'step-by' buttons radio buttons so that it is clear what the current step size is.<text:line-break/></text:p>
        </text:list-item>
        <text:list-item>
          <text:p text:style-name="P20">removed the automatic switch to the Lightcurve panel<text:line-break/></text:p>
        </text:list-item>
      </text:list>
      <text:p text:style-name="Standard">version 4.3.3</text:p>
      <text:list xml:id="list3808197144277848436" text:style-name="L13">
        <text:list-item>
          <text:p text:style-name="P21">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3900110327094984066" text:style-name="L14">
        <text:list-item>
          <text:p text:style-name="P22">adds step size selection for the Y offset spinboxes<text:line-break/></text:p>
        </text:list-item>
        <text:list-item>
          <text:p text:style-name="P22">activates the 'show' checkbox on reference curves so that the reference curve display can be turned off – but it will still be active behind the scenes, just not visible.<text:line-break/></text:p>
        </text:list-item>
      </text:list>
      <text:p text:style-name="Standard">version 4.3.1</text:p>
      <text:list xml:id="list7873854885566038291" text:style-name="L15">
        <text:list-item>
          <text:p text:style-name="P23">fixes an error message that occurs during the initial installation of a version that has a change to the number of tabs in the GUI<text:line-break/></text:p>
        </text:list-item>
      </text:list>
      <text:p text:style-name="Standard">version 4.3.0</text:p>
      <text:list xml:id="list296533705201552728" text:style-name="L16">
        <text:list-item>
          <text:p text:style-name="P24">minor cosmetic cleanup to deal with Windows GUI differences (I hope it works – this is <text:soft-page-break/>always a frustrating and mysterious area)<text:line-break/></text:p>
        </text:list-item>
      </text:list>
      <text:p text:style-name="Standard">version 4.2.9</text:p>
      <text:list xml:id="list4743413012342422218" text:style-name="L17">
        <text:list-item>
          <text:p text:style-name="P25">adds the lightcurve used to the report generated during the detectability analysis<text:line-break/></text:p>
        </text:list-item>
        <text:list-item>
          <text:p text:style-name="P25">automatically clears the effect of previous normailzation when the reference lightcurve is changed (or deselected)<text:line-break/></text:p>
        </text:list-item>
      </text:list>
      <text:p text:style-name="Standard">version 4.2.8</text:p>
      <text:list xml:id="list7309415670534974910" text:style-name="L18">
        <text:list-item>
          <text:p text:style-name="P26">fixes 'trim problem'<text:line-break/></text:p>
        </text:list-item>
        <text:list-item>
          <text:p text:style-name="P26">adds 'step by' buttons that change the smoothing interval spinbox step size.<text:line-break/></text:p>
        </text:list-item>
      </text:list>
      <text:p text:style-name="Standard">version 4.2.6</text:p>
      <text:list xml:id="list1366853358304090798" text:style-name="L19">
        <text:list-item>
          <text:p text:style-name="P27">tidies up the lightcurve panel a bit and changes color samples for target and reference curves.<text:line-break/></text:p>
        </text:list-item>
      </text:list>
      <text:p text:style-name="Standard">version 4.2.5</text:p>
      <text:list xml:id="list4274678795054709621" text:style-name="L20">
        <text:list-item>
          <text:p text:style-name="P28">completes implementation of the time shift (left/right shift) of the reference curve for normalization.<text:line-break/></text:p>
        </text:list-item>
        <text:list-item>
          <text:p text:style-name="P28">adds dot color samples next to the lightcurve titles.<text:line-break/></text:p>
        </text:list-item>
      </text:list>
      <text:p text:style-name="Standard">version 4.2.4</text:p>
      <text:list xml:id="list8956451791069270587" text:style-name="L21">
        <text:list-item>
          <text:p text:style-name="P29">makes tab/panel order sticky<text:line-break/></text:p>
        </text:list-item>
        <text:list-item>
          <text:p text:style-name="P29">analysis tab always opens first, but automatic switch to Lightcurves tab occurs upon file read.<text:line-break/></text:p>
        </text:list-item>
        <text:list-item>
          <text:p text:style-name="P29">'target' lightcurve cannot no longer be moved up or down. If there is an overlapping lightcurve, move the non-target lightcurve to clear the overlap.<text:line-break/></text:p>
        </text:list-item>
      </text:list>
      <text:p text:style-name="Standard">version 4.2.3</text:p>
      <text:list xml:id="list8986060691280091717" text:style-name="L22">
        <text:list-item>
          <text:p text:style-name="P30">fixes block integration that was broken by the new lightcurve selection code.<text:line-break/></text:p>
        </text:list-item>
        <text:list-item>
          <text:p text:style-name="P30">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6973033554896237191" text:style-name="L23">
        <text:list-item>
          <text:p text:style-name="P31">adds logging/reporting of the curve (if any) used for normalization and the smoothing interval used.<text:line-break/> </text:p>
        </text:list-item>
      </text:list>
      <text:p text:style-name="Standard">version 4.2.2</text:p>
      <text:list xml:id="list6296621530037425962" text:style-name="L24">
        <text:list-item>
          <text:p text:style-name="P32">adds a new tab/panel for controlling the display of lightcurves. From the 'help button' on that tab:</text:p>
          <text:p text:style-name="P32"/>
          <text:p text:style-name="P163"><office:annotation><dc:date>2022-03-05T06:56:49</dc:date><text:p>&lt;!--StartFragment--&gt;</text:p></office:annotation>This panel allows up to 10 lightcurves to be displayed at the same time. If the csv file <text:soft-page-break/>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864174015" text:continue-numbering="true" text:style-name="L24">
        <text:list-item>
          <text:p text:style-name="P32">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32">added (back again) a spinbox on the Setting/Misc. Tab that allows the dot size used in lightcurve plots to be changed.<text:line-break/></text:p>
        </text:list-item>
      </text:list>
      <text:p text:style-name="Standard">version 4.2.1</text:p>
      <text:list xml:id="list829889866259715353" text:style-name="L25">
        <text:list-item>
          <text:p text:style-name="P33">fixed final report showing NE3 stuff even when NE3 not in use was checked.<text:line-break/></text:p>
        </text:list-item>
      </text:list>
      <text:p text:style-name="Standard">version 4.2.0</text:p>
      <text:list xml:id="list6254664714449994419" text:style-name="L26">
        <text:list-item>
          <text:p text:style-name="P34">improves annotation on <text:span text:style-name="T21">Detectability</text:span> plots by including the magDrop information.<text:line-break/></text:p>
        </text:list-item>
        <text:list-item>
          <text:p text:style-name="P34">eliminates the display of negative drops in the False-Positive histogram<text:line-break/> </text:p>
        </text:list-item>
      </text:list>
      <text:p text:style-name="Standard">version 4.1.9</text:p>
      <text:list xml:id="list7185257857440837273" text:style-name="L27">
        <text:list-item>
          <text:p text:style-name="P35">fixes (hopefully) Win 11 issue involving the directory separator character \<text:line-break/>Win 10 accepts / as a separator – Win 11 apparently does not (unless there is some <text:soft-page-break/>setting that will persuade Win 11 to accept either separator.<text:line-break/></text:p>
        </text:list-item>
      </text:list>
      <text:p text:style-name="Standard">version 4.1.8</text:p>
      <text:list xml:id="list2814791725547167549" text:style-name="L28">
        <text:list-item>
          <text:p text:style-name="P36">adds option to write sample light-curve from detectability analysis to a csv file that be imported to PyOTE.<text:line-break/></text:p>
        </text:list-item>
      </text:list>
      <text:p text:style-name="Standard">version 4.1.7</text:p>
      <text:list xml:id="list2351348706139922804" text:style-name="L29">
        <text:list-item>
          <text:p text:style-name="P37">adds the requirement to specify an observation duration when doing a detectability test<text:line-break/></text:p>
        </text:list-item>
        <text:list-item>
          <text:p text:style-name="P37">during a detectability test, if a detectable event was found, a sample light-curve showing such an event is plotted, otherwise the normal False-Positive plot will be shown.<text:line-break/></text:p>
        </text:list-item>
      </text:list>
      <text:p text:style-name="Standard">version 4.1.6</text:p>
      <text:list xml:id="list5784899942909549197" text:style-name="L30">
        <text:list-item>
          <text:p text:style-name="P38">reenables Cholesky failure messages (disabled for testing)<text:line-break/></text:p>
        </text:list-item>
        <text:list-item>
          <text:p text:style-name="P38">Adds test to detectability routine so that the user cannot give an event duration that requires more points than are available in the observation.<text:line-break/></text:p>
        </text:list-item>
      </text:list>
      <text:p text:style-name="Standard">version 4.1.5</text:p>
      <text:list xml:id="list3828609783713627885" text:style-name="L31">
        <text:list-item>
          <text:p text:style-name="P39">changed error bar calculation reporting so that the the value reported in the containment interval report matches that reported in the Excel final report when there is no asymmetry present.</text:p>
          <text:p text:style-name="P39"/>
        </text:list-item>
      </text:list>
      <text:p text:style-name="Standard">version 4.1.4</text:p>
      <text:list xml:id="list7483212214627296781" text:style-name="L32">
        <text:list-item>
          <text:p text:style-name="P40">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5193028186395260864" text:style-name="L33">
        <text:list-item>
          <text:p text:style-name="P164"><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66">For the Night Eagle 3, times extracted by PyOTE require only a VTI correction (if you use an IOTA VTI, there is no correction at all needed).</text:p>
        </text:list-item>
        <text:list-item>
          <text:p text:style-name="P166">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66">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66">The noise reduction is not without a small cost however - the edges of an occultation light-curve will no longer be a step change. Instead, the edges will follow an <text:soft-page-break/>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66">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66">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67">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68">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9199062864860145614" text:style-name="L34">
        <text:list-header>
          <text:p text:style-name="P41"/>
        </text:list-header>
      </text:list>
      <text:p text:style-name="Standard">version 4.1.2</text:p>
      <text:list xml:id="list5380942998921647686" text:style-name="L35">
        <text:list-item>
          <text:p text:style-name="P42">fixes bug when D only search has been selected<text:line-break/></text:p>
        </text:list-item>
      </text:list>
      <text:p text:style-name="Standard">version 4.1.1</text:p>
      <text:list xml:id="list523331185870438524" text:style-name="L36">
        <text:list-item>
          <text:p text:style-name="P43">fixes bug where signal columns beyond four were being read <text:s/>as duplicates of column 5.<text:line-break/></text:p>
        </text:list-item>
      </text:list>
      <text:p text:style-name="Standard">version 4.1.0</text:p>
      <text:list xml:id="list1359987865151133508" text:style-name="L37">
        <text:list-item>
          <text:p text:style-name="P44">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7281775035428512679" text:style-name="L38">
        <text:list-item>
          <text:p text:style-name="P45"><text:soft-page-break/>fixes issue where PyOTE could not read files that it had written.<text:line-break/></text:p>
        </text:list-item>
      </text:list>
      <text:p text:style-name="Standard">version 4.0.8</text:p>
      <text:list xml:id="list6112421001491158970" text:style-name="L39">
        <text:list-item>
          <text:p text:style-name="P46">fixes bug (introduced by a misspelling in version 4.0.7) that kept csv files with more than four apertures from runnig.<text:line-break/></text:p>
        </text:list-item>
      </text:list>
      <text:p text:style-name="Standard">version 4.0.7</text:p>
      <text:list xml:id="list5362134007068725833" text:style-name="L40">
        <text:list-item>
          <text:p text:style-name="P47">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5459675821046344420" text:style-name="L41">
        <text:list-item>
          <text:p text:style-name="P48">minor GUI changes<text:line-break/></text:p>
        </text:list-item>
      </text:list>
      <text:p text:style-name="Standard">version 4.0.5</text:p>
      <text:list xml:id="list6306379522796829873" text:style-name="L42">
        <text:list-item>
          <text:p text:style-name="P49">if you click outside the light-curve, the closest point will be toggled (so you don't have to zoom in to select the leftmost or rightmost point in a light-curve.<text:line-break/></text:p>
        </text:list-item>
        <text:list-item>
          <text:p text:style-name="P49">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7991482884222694631" text:style-name="L43">
        <text:list-item>
          <text:p text:style-name="P50">a few GUI changes<text:line-break/></text:p>
        </text:list-item>
        <text:list-item>
          <text:p text:style-name="P50">removed the Use as secondary check box. Now if secondary curve is selected (spinner is non-zero), it will be used automatically.<text:line-break/></text:p>
        </text:list-item>
      </text:list>
      <text:p text:style-name="Standard">version 4.0.3</text:p>
      <text:list xml:id="list1477612362916710591" text:style-name="L44">
        <text:list-item>
          <text:p text:style-name="P51">implements a major GUI change: uses tabbed folders to group buttons and other controls. <text:line-break/></text:p>
        </text:list-item>
        <text:list-item>
          <text:p text:style-name="P51">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1">The 'selected curve to analyze' number and the 'curve to normalize' number are now allowed to be the same – no funny jumping around.<text:line-break/><text:line-break/><text:soft-page-break/>It is even possible to normalize a curve against itself. There may be a use case where this is useful, so I didn't lock it out.<text:line-break/></text:p>
        </text:list-item>
      </text:list>
      <text:p text:style-name="Standard">version 4.0.2</text:p>
      <text:list xml:id="list1028953116585440420" text:style-name="L45">
        <text:list-item>
          <text:p text:style-name="P52">removed a debug print statement that was inadvertently left in. It is responsible for the “mouse event” messages polluting the log file.<text:line-break/></text:p>
        </text:list-item>
      </text:list>
      <text:p text:style-name="Standard">version 4.0.1</text:p>
      <text:list xml:id="list557922851202018705" text:style-name="L46">
        <text:list-item>
          <text:p text:style-name="P53">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1969137862495828331" text:style-name="L47">
        <text:list-item>
          <text:p text:style-name="P54">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2514804340716381534" text:style-name="L48">
        <text:list-item>
          <text:p text:style-name="P55">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296394404682241854" text:style-name="L49">
        <text:list-item>
          <text:p text:style-name="P56">one more attempt to solve the gui sizing issue.<text:line-break/></text:p>
        </text:list-item>
        <text:list-item>
          <text:p text:style-name="P56">'sticky' settings are back but are now stored in <text:span text:style-name="T16">pyote.ini</text:span> instead of the<text:line-break/> obscure <text:span text:style-name="T16">simple-ote.ini<text:line-break/></text:span></text:p>
        </text:list-item>
      </text:list>
      <text:p text:style-name="Standard">version 3.9.7</text:p>
      <text:list xml:id="list604397857072605746" text:style-name="L50">
        <text:list-item>
          <text:p text:style-name="P57">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text:soft-pag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2172988881788653243" text:style-name="L51">
        <text:list-item>
          <text:p text:style-name="P58">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5170859921984440857" text:style-name="L52">
        <text:list-item>
          <text:p text:style-name="P59">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7535673344170206385" text:style-name="L53">
        <text:list-item>
          <text:p text:style-name="P60">attempts to fix over-size initial gui.<text:line-break/></text:p>
        </text:list-item>
      </text:list>
      <text:p text:style-name="Standard">version 3.9.3</text:p>
      <text:list xml:id="list6577578403151342806" text:style-name="L54">
        <text:list-item>
          <text:p text:style-name="P61">makes various improvements to the 'detectability' calculator to make it easier to use.<text:line-break/></text:p>
        </text:list-item>
      </text:list>
      <text:p text:style-name="Standard">version 3.9.2</text:p>
      <text:list xml:id="list8327448355533210659" text:style-name="L55">
        <text:list-item>
          <text:p text:style-name="P62">adds a 'detectability' calculator for use in pre-planning event observation.<text:line-break/></text:p>
        </text:list-item>
        <text:list-item>
          <text:p text:style-name="P62">'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479670429854933872" text:style-name="L56">
        <text:list-item>
          <text:p text:style-name="P63">adds an snr calculation to the <text:span text:style-name="T18">Calc baseline stats</text:span> button.<text:line-break/></text:p>
        </text:list-item>
      </text:list>
      <text:p text:style-name="Standard">version 3.9.0</text:p>
      <text:list xml:id="list1762367507005015495" text:style-name="L57">
        <text:list-item>
          <text:p text:style-name="P64">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2759193335742298619" text:style-name="L58">
        <text:list-item>
          <text:p text:style-name="P65">Changed the label on the <text:span text:style-name="T18">Write csv file</text:span> button to <text:span text:style-name="T18">Save current light-curve</text:span> to more intuitively suggest what is hiding behind this button.<text:line-break/></text:p>
        </text:list-item>
      </text:list>
      <text:p text:style-name="Standard"><text:soft-page-break/>version 3.8.8</text:p>
      <text:list xml:id="list4730838497231934553" text:style-name="L59">
        <text:list-item>
          <text:p text:style-name="P66">fixed a bug that sometimes kept events that contained a single point at the bottom from producing a report.<text:line-break/></text:p>
        </text:list-item>
      </text:list>
      <text:p text:style-name="Standard">version 3.8.7</text:p>
      <text:list xml:id="list8344222415805444193" text:style-name="L60">
        <text:list-item>
          <text:p text:style-name="P67">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667342426451366449" text:style-name="L61">
        <text:list-item>
          <text:p text:style-name="P68">checks for only a single light-curve in the csv file which was causing a 'list index out of range' error message<text:line-break/></text:p>
        </text:list-item>
      </text:list>
      <text:p text:style-name="Standard">version 3.8.5</text:p>
      <text:list xml:id="list1554690328783739702" text:style-name="L62">
        <text:list-item>
          <text:p text:style-name="P69">changed the way QGridLayout was referenced.<text:line-break/></text:p>
        </text:list-item>
      </text:list>
      <text:p text:style-name="Standard">version 3.8.4</text:p>
      <text:list xml:id="list7580975221332321858" text:style-name="L63">
        <text:list-item>
          <text:p text:style-name="P70">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70"/>
        </text:list-item>
      </text:list>
      <text:p text:style-name="Standard">version 3.8.3</text:p>
      <text:list xml:id="list4860156822137421990" text:style-name="L64">
        <text:list-item>
          <text:p text:style-name="P71">adds display of light-curve name (if available in the csv file) to the curve-to-be-analyzed and the normalization curve next to their selection spinners.<text:line-break/></text:p>
        </text:list-item>
      </text:list>
      <text:p text:style-name="Standard">version 3.8.2</text:p>
      <text:list xml:id="list569175503642041255" text:style-name="L65">
        <text:list-item>
          <text:p text:style-name="P72">3.7.5 introduced a scrollable GUI for small screens. Unfortunately, that caused resizing problem for all users. The version reverts back to the original GUI design.<text:line-break/></text:p>
        </text:list-item>
        <text:list-item>
          <text:p text:style-name="P72">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6476173919461631143" text:style-name="L66">
        <text:list-item>
          <text:p text:style-name="P73">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5856042338442833154" text:style-name="L67">
        <text:list-item>
          <text:p text:style-name="P74">adds a tutorial button to supply a quick-start for new or infrequent users.<text:line-break/></text:p>
        </text:list-item>
      </text:list>
      <text:p text:style-name="Standard">version 3.7.9</text:p>
      <text:list xml:id="list3974494070259913617" text:style-name="L68">
        <text:list-item>
          <text:p text:style-name="P75">adds a tool that allows a user to manually specify which baseline points to use for the calculation of B (baseline mean) baseline noise (sigmaB) and noise correlation coefficients. This was added primarily to support GPS-flash-tagged light-curves where <text:soft-page-break/>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1964816862416658928" text:style-name="L69">
        <text:list-item>
          <text:p text:style-name="P76">added visible left, top, and bottom axes to main plot (with ticks to make easier to associate timestamp with point).<text:line-break/></text:p>
        </text:list-item>
      </text:list>
      <text:p text:style-name="Standard">version 3.7.7</text:p>
      <text:list xml:id="list8744493235989914502" text:style-name="L70">
        <text:list-item>
          <text:p text:style-name="P77">if timestamps are available in the csv file, they are used as x axis labels in the main plot.<text:line-break/></text:p>
        </text:list-item>
      </text:list>
      <text:p text:style-name="Standard">version 3.7.6</text:p>
      <text:list xml:id="list6870643389921674385" text:style-name="L71">
        <text:list-item>
          <text:p text:style-name="P78">changed the way QMainWindow and Qapplication were referenced to accommodate the latest Anaconda version, which has reorganized where those modules are stored. </text:p>
          <text:p text:style-name="P78">This was causing a fatal startup error.<text:line-break/> </text:p>
        </text:list-item>
      </text:list>
      <text:p text:style-name="Standard">version 3.7.5</text:p>
      <text:list xml:id="list3284050119709806337" text:style-name="L72">
        <text:list-item>
          <text:p text:style-name="P165">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65">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5915741503125904720" text:style-name="L73">
        <text:list-item>
          <text:p text:style-name="P79">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2464894883754590472" text:style-name="L74">
        <text:list-item>
          <text:p text:style-name="P80">adds code line needed by any Mac users that are running Big Sur<text:line-break/><text:soft-page-break/></text:p>
        </text:list-item>
      </text:list>
      <text:p text:style-name="Standard">version 3.7.2</text:p>
      <text:list xml:id="list828541941202242841" text:style-name="L75">
        <text:list-item>
          <text:p text:style-name="P81">fixes bug that caused all analysis attempts to 'stall'</text:p>
        </text:list-item>
      </text:list>
      <text:p text:style-name="Standard"/>
      <text:p text:style-name="Standard">version 3.7.1</text:p>
      <text:list xml:id="list5641333546505959340" text:style-name="L76">
        <text:list-item>
          <text:p text:style-name="P82">fixed a bug in the r limb angle entry<text:line-break/></text:p>
        </text:list-item>
      </text:list>
      <text:p text:style-name="Standard">version 3.7.0</text:p>
      <text:list xml:id="list3271587969722570501" text:style-name="L77">
        <text:list-item>
          <text:p text:style-name="P83">adds right-click help to ast speed label giving the equation to use if asteroid speed is not available but asteroid diameter and maximum duration are specified<text:line-break/></text:p>
        </text:list-item>
        <text:list-item>
          <text:p text:style-name="P83">adds suggestion to right-click help on penumbral fit checkbox for how to find the penumbral curve csv file that is provided for practice purposes.<text:line-break/></text:p>
        </text:list-item>
      </text:list>
      <text:p text:style-name="Standard">version 3.6.8</text:p>
      <text:list xml:id="list8545700891116495326" text:style-name="L78">
        <text:list-item>
          <text:p text:style-name="P84">adds modeling of off centerline observations to lightcurve calibration curve generation<text:line-break/></text:p>
        </text:list-item>
      </text:list>
      <text:p text:style-name="Standard">version 3.6.7</text:p>
      <text:list xml:id="list1705192231534549841" text:style-name="L79">
        <text:list-item>
          <text:p text:style-name="P85">clarified the location of the Enable Manual Timestamp Entry checkbox in the pop-up message appears when there are no timestamps in the csv file.<text:line-break/></text:p>
        </text:list-item>
      </text:list>
      <text:p text:style-name="Standard">version 3.6.6</text:p>
      <text:list xml:id="list823707140771552108" text:style-name="L80">
        <text:list-item>
          <text:p text:style-name="P86">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4910059940670238977" text:style-name="L81">
        <text:list-item>
          <text:p text:style-name="P87">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3196825103873028697" text:style-name="L82">
        <text:list-item>
          <text:p text:style-name="P88">version 3.6.2 would open .xlsx Report file on Mac, but not Windows. This version attempts to fix that (Windows needs a different command to open a file).<text:line-break/></text:p>
        </text:list-item>
      </text:list>
      <text:p text:style-name="Standard">version 3.6.2</text:p>
      <text:list xml:id="list498812415333624534" text:style-name="L83">
        <text:list-item>
          <text:p text:style-name="P89">In Excel report:<text:line-break/><text:line-break/>… at end of filling, I call the OS to open the file. Requires correct association of .xlsx file type with Excel or LibreOffice, or whatever you use to examine spreadsheets<text:line-break/><text:line-break/><text:soft-pag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699425628374059934" text:style-name="L84">
        <text:list-item>
          <text:p text:style-name="P90">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2256572950658860163" text:style-name="L85">
        <text:list-item>
          <text:p text:style-name="P91"><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91"><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text:soft-page-break/></text:p>
      <text:p text:style-name="Standard">version 3.5.9</text:p>
      <text:list xml:id="list4448311696861781973" text:style-name="L86">
        <text:list-item>
          <text:p text:style-name="P92">fixed another bug in penumbral curve fit and removed diagnostic printouts.<text:line-break/></text:p>
        </text:list-item>
      </text:list>
      <text:p text:style-name="Standard">version 3.5.8</text:p>
      <text:list xml:id="list4570341291182029459" text:style-name="L87">
        <text:list-item>
          <text:p text:style-name="P93">fixed a number of bugs in the penumbral curve fit code<text:line-break/></text:p>
        </text:list-item>
      </text:list>
      <text:p text:style-name="Standard">version 3.5.7</text:p>
      <text:list xml:id="list7684631003993722457" text:style-name="L88">
        <text:list-item>
          <text:p text:style-name="P94">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919135348287944880" text:style-name="L89">
        <text:list-item>
          <text:p text:style-name="P95">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813629791730815235" text:style-name="L90">
        <text:list-item>
          <text:p text:style-name="P96">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913859433098873506" text:style-name="L91">
        <text:list-item>
          <text:p text:style-name="P97">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251713813776776307" text:style-name="L92">
        <text:list-item>
          <text:p text:style-name="P98">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49863486660662858" text:style-name="L93">
        <text:list-item>
          <text:p text:style-name="P9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text:soft-page-break/>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8230343482294970587" text:style-name="L94">
        <text:list-item>
          <text:p text:style-name="P100">Added additional references to the North American Excel Spreadsheet report in the new section of the final report that bangs on about the start-of-exposure timing convention.<text:line-break/></text:p>
        </text:list-item>
      </text:list>
      <text:p text:style-name="Standard">version 3.5.0</text:p>
      <text:list xml:id="list7622740883973494449" text:style-name="L95">
        <text:list-item>
          <text:p text:style-name="P101">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1">NEW: when 'trims' have been placed, a 'write csv' process will honor those values and produce a 'trimmed' output file.<text:line-break/></text:p>
        </text:list-item>
        <text:list-item>
          <text:p text:style-name="P101">NEW: when a light curve has been 'normalized', the changed values are written to the data table where, once again, a 'write csv' process will capture the results.<text:line-break/></text:p>
        </text:list-item>
        <text:list-item>
          <text:p text:style-name="P101">Added additional reminders that the start-of-exposure timestamp/timing convention is employed.</text:p>
        </text:list-item>
      </text:list>
      <text:p text:style-name="Standard"/>
      <text:p text:style-name="Standard">version 3.4.9</text:p>
      <text:list xml:id="list8614940183873065197" text:style-name="L96">
        <text:list-item>
          <text:p text:style-name="P102">Added some explanatory language to the “Excel report” section regarding the proper interpretation of the 'false positive probability' number.<text:line-break/></text:p>
        </text:list-item>
      </text:list>
      <text:p text:style-name="Standard">version 3.4.8</text:p>
      <text:list xml:id="list8603604543757932720" text:style-name="L97">
        <text:list-item>
          <text:p text:style-name="P103">This version deals more realistically with high magDrop lightcurves by defining a 'limiting magDrop' as: <text:line-break/><text:line-break/><text:tab/>limMagDrop = 2.5 * log10( B / std(A) ) <text:line-break/><text:line-break/><text:tab/>std(A) is the noise level of A.</text:p>
          <text:p text:style-name="P103"><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ext:soft-pag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894617764106838741" text:style-name="L98">
        <text:list-item>
          <text:p text:style-name="P104">Automatically loads the correct version of Adv2<text:line-break/></text:p>
        </text:list-item>
      </text:list>
      <text:p text:style-name="Standard">version 3.4.6</text:p>
      <text:list xml:id="list7297422537155284634" text:style-name="L99">
        <text:list-item>
          <text:p text:style-name="P105">Adds AAV Version 2 file as a type that can be read (important when Do OCR check is enabled)</text:p>
        </text:list-item>
      </text:list>
      <text:p text:style-name="Standard"/>
      <text:p text:style-name="Standard">version 3.4.5</text:p>
      <text:list xml:id="list1241218481613233138" text:style-name="L100">
        <text:list-item>
          <text:p text:style-name="P106">Fixes block integration which was failing when more than 4 lightcurves were being processed.<text:line-break/></text:p>
        </text:list-item>
        <text:list-item>
          <text:p text:style-name="P106">Made use diff and Do OCR checkboxes sticky.<text:line-break/></text:p>
        </text:list-item>
      </text:list>
      <text:p text:style-name="Standard">version 3.4.4</text:p>
      <text:list xml:id="list2122516665401807995" text:style-name="L101">
        <text:list-item>
          <text:p text:style-name="P10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27859414344790915" text:style-name="L102">
        <text:list-item>
          <text:p text:style-name="P10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618767218037380327" text:style-name="L103">
        <text:list-item>
          <text:p text:style-name="P10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text:soft-page-break/>unsightly fat lines --- now there's a choice.<text:line-break/></text:p>
        </text:list-item>
      </text:list>
      <text:p text:style-name="Standard">version 3.4.1</text:p>
      <text:list xml:id="list4906550304180006556" text:style-name="L104">
        <text:list-item>
          <text:p text:style-name="P11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1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1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075903406933772299" text:style-name="L105">
        <text:list-item>
          <text:p text:style-name="P11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489808409174820585" text:style-name="L106">
        <text:list-item>
          <text:p text:style-name="P112">Automatically installs cv2 if not already present. <text:s/>This package is needed for the new frame view feature.<text:line-break/></text:p>
        </text:list-item>
      </text:list>
      <text:p text:style-name="Standard">version 3.3.8</text:p>
      <text:list xml:id="list106207251682635642" text:style-name="L107">
        <text:list-item>
          <text:p text:style-name="P113">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666602233684861897" text:style-name="L108">
        <text:list-item>
          <text:p text:style-name="P114">A new button (View frame) with an associated spinner for entry of a frame number has been added:</text:p>
          <text:p text:style-name="P114"><text:soft-page-break/></text:p>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564947973038116951" text:style-name="L109">
        <text:list-item>
          <text:p text:style-name="P11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4016277258470934171" text:style-name="L110">
        <text:list-item>
          <text:p text:style-name="P116">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308287081852065488" text:style-name="L111">
        <text:list-item>
          <text:p text:style-name="P117">Adds a false-positive probability calculation and printout in the final report. <text:s/>This <text:soft-page-break/>number is the fraction of 'false drops' found during the 50,000 tests that are greater than or equal to the drop value extracted from the actual observation.<text:line-break/></text:p>
        </text:list-item>
      </text:list>
      <text:p text:style-name="Standard">version 3.3.1:</text:p>
      <text:list xml:id="list4929878552257434656" text:style-name="L112">
        <text:list-item>
          <text:p text:style-name="P11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493914570408684792" text:style-name="L113">
        <text:list-item>
          <text:p text:style-name="P119">Changed main plot so that the scroll wheel only zooms the x axis.</text:p>
        </text:list-item>
        <text:list-item>
          <text:p text:style-name="P119">Changed lightcurve plot so that it conforms properly to 'start-of-exposure'.<text:line-break/></text:p>
        </text:list-item>
      </text:list>
      <text:p text:style-name="Standard">version 3.2.8</text:p>
      <text:list xml:id="list3008067533039084043" text:style-name="L114">
        <text:list-item>
          <text:p text:style-name="P120">Changed font size in help files --- it was fine for Mac but too big for Win10<text:line-break/></text:p>
        </text:list-item>
      </text:list>
      <text:p text:style-name="Standard">version 3.2.7</text:p>
      <text:list xml:id="list4426035465687008378" text:style-name="L115">
        <text:list-item>
          <text:p text:style-name="P12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639985861556246073" text:style-name="L116">
        <text:list-item>
          <text:p text:style-name="P122">This is a 'cosmetic' release --- there should be NO detectable differences from version 3.2.5 in terms of functionality.</text:p>
        </text:list-item>
        <text:list-item>
          <text:p text:style-name="P122">All python files were brought into compliance with PEP 8 coding standards. <text:s/>Only I care about that.</text:p>
        </text:list-item>
        <text:list-item>
          <text:p text:style-name="P12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2">All this 'cosmetic' work is in preparation for working on PyOTE issues again.<text:line-break/> </text:p>
        </text:list-item>
      </text:list>
      <text:p text:style-name="Standard">version 3.2.5</text:p>
      <text:list xml:id="list170513915568585712" text:style-name="L117">
        <text:list-item>
          <text:p text:style-name="P12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666111767808192031" text:style-name="L118">
        <text:list-item>
          <text:p text:style-name="P124"><text:soft-page-break/>Modified the test for newer version to accommodate the different strings returned by pip 18.1 and pip 19.0+</text:p>
        </text:list-item>
        <text:list-item>
          <text:p text:style-name="P124">Added ability to invoke PyOTE from PyMovie with an externally supplied csv file that is automatically opened.<text:line-break/></text:p>
        </text:list-item>
      </text:list>
      <text:p text:style-name="Standard">version 3.2.3</text:p>
      <text:list xml:id="list4901921749674582391" text:style-name="L119">
        <text:list-item>
          <text:p text:style-name="P12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5">Added support for the PyMovie csv format<text:line-break/></text:p>
        </text:list-item>
      </text:list>
      <text:p text:style-name="Standard">version 3.2.1</text:p>
      <text:list xml:id="list4600649971042999048" text:style-name="L120">
        <text:list-item>
          <text:p text:style-name="P12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147743262758833168" text:style-name="L121">
        <text:list-item>
          <text:p text:style-name="P127">Changed GUI to better align text on min max edit boxes to avoid confusion.<text:line-break/></text:p>
        </text:list-item>
      </text:list>
      <text:p text:style-name="Standard">version 3.1.9</text:p>
      <text:list xml:id="list1400782593801567264" text:style-name="L122">
        <text:list-item>
          <text:p text:style-name="P128">Fixed a bug in the test for a min/max solution search being constrained by a too large min value.<text:line-break/></text:p>
        </text:list-item>
      </text:list>
      <text:p text:style-name="Standard">version 3.1.8</text:p>
      <text:list xml:id="list362734038929622914" text:style-name="L123">
        <text:list-item>
          <text:p text:style-name="P129">version 3.1.7 was released without an updated version history. <text:s/>Here is what was changed in 3.1.7:<text:line-break/></text:p>
        </text:list-item>
        <text:list-item>
          <text:p text:style-name="P129">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soft-page-break/></text:p>
        </text:list-item>
      </text:list>
      <text:p text:style-name="Standard">version 3.1.6:</text:p>
      <text:list xml:id="list6525599590010383695" text:style-name="L124">
        <text:list-item>
          <text:p text:style-name="P130">Values entered in the Manual Timestamp Entry dialog box are now 'sticky', thus making corrections easy to do without requiring re-entry of all data. </text:p>
          <text:p text:style-name="P130"><text:line-break/>Also trapped is the case where a user has entered a custom frame time but failed to click the radio button indicating that it is to be used.<text:line-break/></text:p>
        </text:list-item>
      </text:list>
      <text:p text:style-name="Standard">version 3.1.5:</text:p>
      <text:list xml:id="list7767755558577934077" text:style-name="L125">
        <text:list-item>
          <text:p text:style-name="P13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827284141809523789" text:style-name="L126">
        <text:list-item>
          <text:p text:style-name="P132">Fixed error in new dropped reading detection logic when light curve was processed in field mode.<text:line-break/></text:p>
        </text:list-item>
        <text:list-item>
          <text:p text:style-name="P132">Cleaned up some language in tooltips.<text:line-break/></text:p>
        </text:list-item>
      </text:list>
      <text:p text:style-name="Standard">version 3.1.3:</text:p>
      <text:list xml:id="list9189106504967252055" text:style-name="L127">
        <text:list-item>
          <text:p text:style-name="P13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3">Eliminated the 'entry num' column in the data matrix at the lower left of the GUI. The 'entry num' is unused and a possible source of confusion with the frame or field number for the unwary.<text:line-break/></text:p>
        </text:list-item>
        <text:list-item>
          <text:p text:style-name="P133">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423014256226641054" text:style-name="L128">
        <text:list-item>
          <text:p text:style-name="P13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text:soft-page-break/>made. <text:s/>It is possible to use a 'custom' frame time if your camera differs from either of those standards.<text:line-break/></text:p>
        </text:list-item>
      </text:list>
      <text:p text:style-name="Standard">version 3.1.1:</text:p>
      <text:list xml:id="list3366361560079284523" text:style-name="L129">
        <text:list-item>
          <text:p text:style-name="P13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364745139543652952" text:style-name="L130">
        <text:list-item>
          <text:p text:style-name="P13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895241213449998263" text:style-name="L131">
        <text:list-item>
          <text:p text:style-name="P13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801076115400488092" text:style-name="L132">
        <text:list-item>
          <text:p text:style-name="P138">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877891451312288582" text:style-name="L133">
        <text:list-item>
          <text:p text:style-name="P139">No code changes. <text:s/>This version is the same as 2.1.6 except that it is built on python 3.7. <text:s/>The previous versions used python 3.6. <text:s/>This allows new users to install the latest Anaconda3 version (which installs python 3.7) without fiddling <text:soft-page-break/>with archived Anaconda3 versions.<text:line-break/></text:p>
        </text:list-item>
      </text:list>
      <text:p text:style-name="Standard">version 2.1.6:</text:p>
      <text:list xml:id="list2012399591011050352" text:style-name="L134">
        <text:list-item>
          <text:p text:style-name="P14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529041997061682075" text:style-name="L135">
        <text:list-item>
          <text:p text:style-name="P141">Disable the Accept integration button when user overrides an automatic block analysis with a manual block selection followed by a click on the Block integrate button.<text:line-break/></text:p>
        </text:list-item>
      </text:list>
      <text:p text:style-name="Standard">version 2.1.4:</text:p>
      <text:list xml:id="list6773129244469905588" text:style-name="L136">
        <text:list-item>
          <text:p text:style-name="P142">Corrected a bug that kept manual selection of block integration from being performed after a refusal to accept the automatic block analysis results.<text:line-break/></text:p>
        </text:list-item>
      </text:list>
      <text:p text:style-name="Standard">version 2.1.3:</text:p>
      <text:list xml:id="list8179395357088707401" text:style-name="L137">
        <text:list-item>
          <text:p text:style-name="P14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702982498821022170" text:style-name="L138">
        <text:list-item>
          <text:p text:style-name="P14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930432290818317337" text:style-name="L139">
        <text:list-item>
          <text:p text:style-name="P145">Added progress bar tracking of block integration analysis because it can take an extended amount of time to complete the analysis when the light curve has many points.<text:line-break/></text:p>
        </text:list-item>
      </text:list>
      <text:p text:style-name="Standard">version 2.1.0</text:p>
      <text:list xml:id="list3061402107451508593" text:style-name="L140">
        <text:list-item>
          <text:p text:style-name="P146">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7505086408103570237" text:style-name="L141">
        <text:list-item>
          <text:p text:style-name="P147">Made the selection of Tooltip display 'sticky'</text:p>
        </text:list-item>
        <text:list-item>
          <text:p text:style-name="P147">Duration calculation when D and R span midnight now handled correctly</text:p>
        </text:list-item>
      </text:list>
      <text:p text:style-name="Standard"/>
      <text:p text:style-name="Standard">version 2.0.8</text:p>
      <text:list xml:id="list8798352216079089800" text:style-name="L142">
        <text:list-item>
          <text:p text:style-name="P148">toolTips changed to invoke and display in a custom dialog box that can be moved and resized to better accommodate legacy displays</text:p>
        </text:list-item>
        <text:list-item>
          <text:p text:style-name="P148"><text:soft-page-break/>Calc flash timing calculation fixed to properly deal with the non-integer frame numbers that can result from field processed csv files</text:p>
        </text:list-item>
        <text:list-item>
          <text:p text:style-name="P148">Flash timing has been verified to work with integrated light curves</text:p>
        </text:list-item>
        <text:list-item>
          <text:p text:style-name="P14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8413961696136339138" text:style-name="L143">
        <text:list-item>
          <text:p text:style-name="P149">Adds a button to calculate the edge position of an LED timing flash.</text:p>
        </text:list-item>
        <text:list-item>
          <text:p text:style-name="P14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49">Adds a checkbox to force manual entry of timestamp info. <text:s/>This is useful when OCR on a VTI timed light curve has catastrophic errors. <text:s/>It is always employed when using LED flash timing.</text:p>
        </text:list-item>
      </text:list>
      <text:list xml:id="list6253279975625650247" text:style-name="L144">
        <text:list-item>
          <text:p text:style-name="P15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415391849266541671" text:style-name="L145">
        <text:list-item>
          <text:p text:style-name="P15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553507849047321650" text:style-name="L146">
        <text:list-item>
          <text:p text:style-name="P152">files generated by pyote now contain PYOTE in the filename.<text:line-break/></text:p>
        </text:list-item>
        <text:list-item>
          <text:p text:style-name="P152">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497400750065509661" text:style-name="L147">
        <text:list-item>
          <text:p text:style-name="P15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text:soft-page-break/></text:p>
      <text:p text:style-name="Standard">version 2.0.3</text:p>
      <text:list xml:id="list1118671964269471646" text:style-name="L148">
        <text:list-item>
          <text:p text:style-name="P15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4232062192264049530" text:style-name="L149">
        <text:list-item>
          <text:p text:style-name="P15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5425050440247684060" text:style-name="L150">
        <text:list-item>
          <text:p text:style-name="P156">improved handling of D and R region selection so that one cannot enter an invalid configuration --- automatic corrections/changes are applied.<text:line-break/></text:p>
        </text:list-item>
        <text:list-item>
          <text:p text:style-name="P15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503247186843029760" text:style-name="L151">
        <text:list-item>
          <text:p text:style-name="P157">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3122349218551865107" text:style-name="L152">
        <text:list-item>
          <text:p text:style-name="P15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89446660459763344" text:style-name="L153">
        <text:list-item>
          <text:p text:style-name="P159">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213187974746286330" text:style-name="L154">
        <text:list-item>
          <text:p text:style-name="P16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6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6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6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454675115636996231" text:style-name="L155">
        <text:list-item>
          <text:p text:style-name="P16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30T21:23:07</dc:date>
    <meta:editing-cycles>201</meta:editing-cycles>
    <meta:editing-duration>P1DT2H41M34S</meta:editing-duration>
    <dc:creator>Robert Anderson</dc:creator>
    <meta:document-statistic meta:table-count="0" meta:image-count="3" meta:object-count="0" meta:page-count="27" meta:paragraph-count="407" meta:word-count="10390" meta:character-count="60635"/>
    <meta:template xlink:type="simple" xlink:actuate="onRequest" xlink:title="" xlink:href="Normal"/>
  </office:meta>
</office:document-meta>
</file>